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consolata1" svg:font-family="Inconsolata" style:font-pitch="fixed"/>
    <style:font-face style:name="Roboto Condensed" svg:font-family="'Roboto Condensed'" style:font-pitch="fixed"/>
    <style:font-face style:name="DejaVu Sans1" svg:font-family="'DejaVu Sans'" style:font-pitch="variable"/>
    <style:font-face style:name="Inconsolata" svg:font-family="Inconsolata" style:font-pitch="variable"/>
    <style:font-face style:name="Roboto" svg:font-family="Roboto" style:font-pitch="variable"/>
    <style:font-face style:name="Roboto Condensed1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84cm" fo:min-width="7.357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643cm" fo:min-width="7.357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016cm" fo:min-width="7.346cm" fo:padding-top="0.139cm" fo:padding-bottom="0.139cm" fo:padding-left="0.264cm" fo:padding-right="0.264cm"/>
    </style:style>
    <style:style style:name="gr4" style:family="graphic" style:parent-style-name="standard">
      <style:graphic-properties draw:stroke="none" draw:stroke-dash="Ultrafine_20_Dashed" draw:fill="none" draw:textarea-horizontal-align="justify" draw:textarea-vertical-align="middle" draw:auto-grow-height="false" fo:min-height="0.131cm" fo:min-width="7.12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3cm" fo:min-width="2.564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03cm" fo:min-width="1.421cm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svg:stroke-color="#000000" draw:marker-start="Diamond_20_unfilled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2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Roboto Condensed1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/>
      <style:text-properties style:font-name="Inconsolata1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text-properties style:font-name="Roboto" fo:font-size="12pt" style:font-size-asian="12pt" style:font-size-complex="12pt"/>
    </style:style>
    <style:style style:name="T1" style:family="text">
      <style:text-properties style:font-name="Roboto Condensed1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Roboto Condensed1" fo:font-size="12pt" fo:font-style="italic" fo:text-shadow="none" style:text-underline-style="none" fo:font-weight="bold" style:letter-kerning="true" style:font-name-asian="Droid Sans Fallback" style:font-size-asian="12pt" style:font-style-asian="italic" style:font-weight-asian="bold" style:font-name-complex="Droid Sans Devanagari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Inconsolat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Inconsolata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 Condensed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style:font-name="Inconsolata1" fo:font-size="12pt" style:font-size-asian="12pt" style:font-size-complex="12pt"/>
    </style:style>
    <style:style style:name="T7" style:family="text">
      <style:text-properties style:font-name="Inconsolata1"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style:font-name="Roboto Condensed1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style:font-name="Inconsolata1" fo:font-size="12pt" fo:font-style="normal" style:text-underline-style="none" style:font-size-asian="12pt" style:font-style-asian="normal" style:font-size-complex="12pt" style:font-style-complex="normal"/>
    </style:style>
    <style:style style:name="T10" style:family="text">
      <style:text-properties style:font-name="Inconsolata1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Robot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885cm" svg:height="0.662cm" svg:x="0.116cm" svg:y="0.127cm">
          <text:p text:style-name="P1"><text:span text:style-name="T1">P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885cm" svg:height="2.921cm" svg:x="0.116cm" svg:y="0.789cm">
          <text:p text:style-name="P3"><text:span text:style-name="T2">id: </text:span><text:span text:style-name="T3">integer</text:span></text:p>
          <text:p text:style-name="P4"><text:span text:style-name="T2">alphabet:</text:span><text:span text:style-name="T4">set of symbols</text:span></text:p>
          <text:p text:style-name="P3"><text:span text:style-name="T5">system_configuration</text:span><text:span text:style-name="T6">:</text:span><text:span text:style-name="T7">configuration</text:span></text:p>
          <text:p text:style-name="P3"><text:span text:style-name="T5">system_rule_set</text:span><text:span text:style-name="T6">:</text:span><text:span text:style-name="T7">rule set</text:span></text:p>
          <text:p text:style-name="P3"><text:span text:style-name="T8">derivation_mode</text:span><text:span text:style-name="T9">:string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874cm" svg:height="2.294cm" svg:x="0.127cm" svg:y="3.702cm">
          <text:p text:style-name="P3"><text:span text:style-name="T10">modifyAlphabet()</text:span></text:p>
          <text:p text:style-name="P3"><text:span text:style-name="T10">modifyConfiguration()</text:span></text:p>
          <text:p text:style-name="P3"><text:span text:style-name="T10">modifyRuleSet()</text:span></text:p>
          <text:p text:style-name="P3"><text:span text:style-name="T10">modifyDerivationMode()</text:span></text:p>
          <text:p text:style-name="P3"><text:span text:style-name="T10">applyRuleSet(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62cm" svg:height="0.381cm" svg:x="0.381cm" svg:y="1.0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3.092cm" svg:height="0.808cm" svg:x="10.016cm" svg:y="1.197cm">
          <text:p text:style-name="P1"><text:span text:style-name="T1">Configur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1.949cm" svg:height="0.781cm" svg:x="10.016cm" svg:y="3.24cm">
          <text:p text:style-name="P1"><text:span text:style-name="T1">Rule 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draw:line-skew="0.22cm" svg:x1="8.001cm" svg:y1="2.822cm" svg:x2="10.016cm" svg:y2="3.63cm" draw:start-shape="id1" draw:start-glue-point="1" draw:end-shape="id2" draw:end-glue-point="3" svg:d="M8001 2822h1220v808h795" svg:viewBox="0 0 2016 809">
          <text:p/>
        </draw:connector>
        <draw:frame draw:style-name="gr8" draw:text-style-name="P9" draw:layer="layout" svg:width="0.739cm" svg:height="0.81cm" svg:x="9.436cm" svg:y="2.957cm">
          <draw:text-box>
            <text:p><text:span text:style-name="T11">1</text:span></text:p>
          </draw:text-box>
        </draw:frame>
        <draw:custom-shape draw:style-name="gr4" draw:text-style-name="P7" xml:id="id3" draw:id="id3" draw:layer="layout" svg:width="7.62cm" svg:height="0.381cm" svg:x="0.381cm" svg:y="2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1" draw:id="id1" draw:layer="layout" svg:width="7.62cm" svg:height="0.381cm" svg:x="0.381cm" svg:y="2.632cm">
          <text:p/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line-skew="0.219cm" svg:x1="8.001cm" svg:y1="2.222cm" svg:x2="10.016cm" svg:y2="1.601cm" draw:start-shape="id3" draw:start-glue-point="1" draw:end-shape="id4" draw:end-glue-point="3" svg:d="M8001 2222h1220v-621h795" svg:viewBox="0 0 2016 622">
          <text:p/>
        </draw:connector>
        <draw:frame draw:style-name="gr8" draw:text-style-name="P9" draw:layer="layout" svg:width="0.739cm" svg:height="0.81cm" svg:x="9.437cm" svg:y="0.957cm">
          <draw:text-box>
            <text:p><text:span text:style-name="T11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consolata1" svg:font-family="Inconsolata" style:font-pitch="fixed"/>
    <style:font-face style:name="Roboto Condensed" svg:font-family="'Roboto Condensed'" style:font-pitch="fixed"/>
    <style:font-face style:name="DejaVu Sans1" svg:font-family="'DejaVu Sans'" style:font-pitch="variable"/>
    <style:font-face style:name="Inconsolata" svg:font-family="Inconsolata" style:font-pitch="variable"/>
    <style:font-face style:name="Roboto" svg:font-family="Roboto" style:font-pitch="variable"/>
    <style:font-face style:name="Roboto Condensed1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208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7T12:32:43.832329153</meta:creation-date>
    <dc:date>2019-12-03T17:53:45.425292598</dc:date>
    <meta:editing-duration>PT5H30M2S</meta:editing-duration>
    <meta:editing-cycles>57</meta:editing-cycles>
    <meta:generator>LibreOffice/6.3.3.2.0$Linux_X86_64 LibreOffice_project/30$Build-2</meta:generator>
    <meta:document-statistic meta:object-count="12"/>
  </office:meta>
</office:document-meta>
</file>